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3">00/00/0000</text:date>, <text:time style:data-style-name="N2" text:time-value="12:30:14.7309704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3T11:59:38.451031886</meta:creation-date>
    <dc:date>2018-11-03T12:23:42.745540617</dc:date>
    <meta:editing-duration>PT24M6S</meta:editing-duration>
    <meta:editing-cycles>2</meta:editing-cycles>
    <meta:generator>LibreOffice/6.0.3.2$Linux_X86_64 LibreOffice_project/00m0$Build-2</meta:generator>
    <meta:document-statistic meta:table-count="1" meta:cell-count="21" meta:object-count="0"/>
  </office:meta>
</office:document-meta>
</file>